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7c3" officeooo:paragraph-rsid="0019a7c3"/>
    </style:style>
    <style:style style:name="P2" style:family="paragraph" style:parent-style-name="Standard">
      <style:text-properties fo:font-size="14pt" officeooo:rsid="0019a7c3" officeooo:paragraph-rsid="0019a7c3" style:font-size-asian="14pt" style:font-size-complex="14pt"/>
    </style:style>
    <style:style style:name="P3" style:family="paragraph" style:parent-style-name="Standard">
      <style:text-properties fo:font-size="14pt" officeooo:rsid="001b8a87" officeooo:paragraph-rsid="001b8a87" style:font-size-asian="14pt" style:font-size-complex="14pt"/>
    </style:style>
    <style:style style:name="P4" style:family="paragraph" style:parent-style-name="Standard">
      <style:text-properties fo:font-size="14pt" officeooo:rsid="001d5fae" officeooo:paragraph-rsid="001d5fae" style:font-size-asian="14pt" style:font-size-complex="14pt"/>
    </style:style>
    <style:style style:name="P5" style:family="paragraph" style:parent-style-name="Standard">
      <style:text-properties fo:font-size="14pt" officeooo:rsid="001f17c0" officeooo:paragraph-rsid="001f17c0" style:font-size-asian="14pt" style:font-size-complex="14pt"/>
    </style:style>
    <style:style style:name="P6" style:family="paragraph" style:parent-style-name="Standard">
      <style:text-properties fo:font-size="14pt" officeooo:rsid="0022253b" officeooo:paragraph-rsid="0022253b" style:font-size-asian="14pt" style:font-size-complex="14pt"/>
    </style:style>
    <style:style style:name="P7" style:family="paragraph" style:parent-style-name="Standard">
      <style:text-properties fo:font-size="14pt" officeooo:rsid="001f17c0" officeooo:paragraph-rsid="001f17c0" style:font-size-asian="12.25pt" style:font-size-complex="14pt"/>
    </style:style>
    <style:style style:name="P8" style:family="paragraph" style:parent-style-name="Standard">
      <style:text-properties fo:font-size="14pt" officeooo:rsid="0023e9a1" officeooo:paragraph-rsid="0023e9a1" style:font-size-asian="12.25pt" style:font-size-complex="14pt"/>
    </style:style>
    <style:style style:name="P9" style:family="paragraph" style:parent-style-name="Standard">
      <style:text-properties fo:font-size="14pt" officeooo:rsid="0024793e" officeooo:paragraph-rsid="0024793e" style:font-size-asian="12.25pt" style:font-size-complex="14pt"/>
    </style:style>
    <style:style style:name="P10" style:family="paragraph" style:parent-style-name="Standard">
      <style:text-properties fo:font-size="14pt" officeooo:rsid="0024b76b" officeooo:paragraph-rsid="0024b76b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officeooo:paragraph-rsid="0019a7c3"/>
    </style:style>
    <style:style style:name="P12" style:family="paragraph" style:parent-style-name="Standard">
      <style:text-properties officeooo:rsid="001b8a87" officeooo:paragraph-rsid="001b8a87"/>
    </style:style>
    <style:style style:name="P13" style:family="paragraph" style:parent-style-name="Standard">
      <style:text-properties officeooo:rsid="001c6cdc" officeooo:paragraph-rsid="001c6cdc"/>
    </style:style>
    <style:style style:name="P14" style:family="paragraph" style:parent-style-name="Standard">
      <style:text-properties fo:font-size="12pt" officeooo:rsid="001d5fae" officeooo:paragraph-rsid="001d5fae" style:font-size-asian="10.5pt" style:font-size-complex="12pt"/>
    </style:style>
    <style:style style:name="P15" style:family="paragraph" style:parent-style-name="Standard">
      <style:text-properties fo:font-size="12pt" officeooo:rsid="001f17c0" officeooo:paragraph-rsid="001f17c0" style:font-size-asian="10.5pt" style:font-size-complex="12pt"/>
    </style:style>
    <style:style style:name="P16" style:family="paragraph" style:parent-style-name="Standard">
      <style:text-properties fo:font-size="12pt" officeooo:rsid="0023e9a1" officeooo:paragraph-rsid="0023e9a1" style:font-size-asian="10.5pt" style:font-size-complex="12pt"/>
    </style:style>
    <style:style style:name="P17" style:family="paragraph" style:parent-style-name="Standard">
      <style:text-properties fo:font-size="20pt" officeooo:rsid="002013a3" officeooo:paragraph-rsid="002013a3" style:font-size-asian="17.5pt" style:font-size-complex="20pt"/>
    </style:style>
    <style:style style:name="P18" style:family="paragraph" style:parent-style-name="Standard">
      <style:text-properties fo:font-size="20pt" officeooo:rsid="00210dcc" officeooo:paragraph-rsid="00210dcc" style:font-size-asian="17.5pt" style:font-size-complex="20pt"/>
    </style:style>
    <style:style style:name="P19" style:family="paragraph" style:parent-style-name="Standard">
      <style:text-properties fo:font-size="20pt" officeooo:rsid="0023e9a1" officeooo:paragraph-rsid="0023e9a1" style:font-size-asian="17.5pt" style:font-size-complex="20pt"/>
    </style:style>
    <style:style style:name="P20" style:family="paragraph" style:parent-style-name="Standard">
      <style:text-properties officeooo:rsid="0022253b" officeooo:paragraph-rsid="0022253b"/>
    </style:style>
    <style:style style:name="T1" style:family="text">
      <style:text-properties officeooo:rsid="0019a7c3"/>
    </style:style>
    <style:style style:name="T2" style:family="text">
      <style:text-properties officeooo:rsid="001b8a87"/>
    </style:style>
    <style:style style:name="T3" style:family="text">
      <style:text-properties officeooo:rsid="001c6cdc"/>
    </style:style>
    <style:style style:name="T4" style:family="text">
      <style:text-properties officeooo:rsid="001d5fae"/>
    </style:style>
    <style:style style:name="T5" style:family="text">
      <style:text-properties officeooo:rsid="001dfa2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4b76b" style:font-size-asian="12pt" style:font-size-complex="12pt"/>
    </style:style>
    <style:style style:name="T8" style:family="text">
      <style:text-properties officeooo:rsid="002013a3"/>
    </style:style>
    <style:style style:name="T9" style:family="text">
      <style:text-properties officeooo:rsid="00210dcc"/>
    </style:style>
    <style:style style:name="T10" style:family="text">
      <style:text-properties officeooo:rsid="002225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raph Colouring</text:p>
      <text:p text:style-name="P2">Who came up with the idea of Graph Colouring?</text:p>
      <text:p text:style-name="P11"><text:span text:style-name="T1">Francis Guthrie came up with the idea of Graph Colouring after a map of the counties of England. He noticed that the map could be coloured in four colours. He tried colouring </text:span><text:span text:style-name="T2">loads of</text:span><text:span text:style-name="T1"> maps and then he realised that </text:span><text:span text:style-name="T3">they only needed a maximum of 4 colours.</text:span></text:p>
      <text:p text:style-name="P1"/>
      <text:p text:style-name="P2">What is Graph Colouring?</text:p>
      <text:p text:style-name="P13">Graph colouring is the assignment of colour to a graph so that nodes connected by an edge do not share colour <text:span text:style-name="T4">the same colour.</text:span></text:p>
      <text:p text:style-name="P13"/>
      <text:p text:style-name="P6">When is it useful?</text:p>
      <text:p text:style-name="P20">When you have to find an independent set in a set of elements that have simple relations.</text:p>
      <text:p text:style-name="P1"/>
      <text:p text:style-name="P1"/>
      <text:p text:style-name="P17"><text:span text:style-name="T9">Backtracking Sequential</text:span> Colouring</text:p>
      <text:p text:style-name="P3">Who came up with the backtracking sequential colouring algorithm?</text:p>
      <text:p text:style-name="P12">Not a clue.</text:p>
      <text:p text:style-name="P12"/>
      <text:p text:style-name="P4">What is the backtracking sequential colouring algorithm?</text:p>
      <text:p text:style-name="P14">It is a classical graph colouring algorithm it aims to <text:span text:style-name="T5">find every single colouring of a graph.</text:span></text:p>
      <text:p text:style-name="P14"/>
      <text:p text:style-name="P5">When is it useful?</text:p>
      <text:p text:style-name="P15">It is useful for smaller graphs where it is actually possible to search the entire solution space.</text:p>
      <text:p text:style-name="P15"/>
      <text:p text:style-name="P7">Can it be improved?</text:p>
      <text:p text:style-name="P15">Not really; since graph colouring is an NP-hard problem the solution space grows exponentially.</text:p>
      <text:p text:style-name="P15"/>
      <text:p text:style-name="P15"/>
      <text:p text:style-name="P15"/>
      <text:p text:style-name="P18">Greedy Colouring</text:p>
      <text:p text:style-name="P5">Who came up with the greedy colouring algorithm?</text:p>
      <text:p text:style-name="P15">Who knows.</text:p>
      <text:p text:style-name="P15"/>
      <text:p text:style-name="P5">What is the <text:span text:style-name="T8">G</text:span>reedy <text:span text:style-name="T8">C</text:span>olouring <text:span text:style-name="T8">a</text:span>lgorithm?</text:p>
      <text:p text:style-name="P15">It is the simplest and most fundamental graph colouring algorithm. <text:span text:style-name="T10">It is a heuristic colouring algorithm. This type of algorithm sacrifices optimality for speed.</text:span></text:p>
      <text:p text:style-name="P15"/>
      <text:p text:style-name="P6">What is it useful for?</text:p>
      <text:p text:style-name="P16">It is used for finding the bounds of the chromatic number.</text:p>
      <text:p text:style-name="P16"/>
      <text:p text:style-name="P16"/>
      <text:p text:style-name="P16"/>
      <text:p text:style-name="P19">DSatur Colouring</text:p>
      <text:p text:style-name="P8">Who came up with this algorithm?</text:p>
      <text:p text:style-name="P16"/>
      <text:p text:style-name="P16"/>
      <text:p text:style-name="P9">What is the DSatur algorithm?</text:p>
      <text:p text:style-name="P9"><text:span text:style-name="T6">It is another heuristic algorithm that colours by </text:span><text:span text:style-name="T7">descending</text:span><text:span text:style-name="T6"> degree of saturation.</text:span></text:p>
      <text:p text:style-name="P9"><text:soft-page-break/><text:span text:style-name="T6"/></text:p>
      <text:p text:style-name="P9"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0:15:14.577405691</meta:creation-date>
    <dc:date>2021-03-12T11:40:23.624645221</dc:date>
    <meta:editing-duration>PT19M33S</meta:editing-duration>
    <meta:editing-cycles>1</meta:editing-cycles>
    <meta:document-statistic meta:table-count="0" meta:image-count="0" meta:object-count="0" meta:page-count="2" meta:paragraph-count="27" meta:word-count="269" meta:character-count="1574" meta:non-whitespace-character-count="1332"/>
    <meta:generator>LibreOffice/6.4.6.2$Linux_X86_64 LibreOffice_project/40$Build-2</meta:generator>
  </office:meta>
</office:document-meta>
</file>